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fo:color="#3465a4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1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6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22.4" calcext:value-type="float">
            <text:p>122</text:p>
          </table:table-cell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/>
          <table:table-cell table:number-columns-repeated="2" table:style-name="ce29" office:value-type="float" office:value="200" calcext:value-type="float">
            <text:p>200</text:p>
          </table:table-cell>
          <table:table-cell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number-columns-repeated="2" table:style-name="ce42" office:value-type="float" office:value="406.2" calcext:value-type="float">
            <text:p>406</text:p>
          </table:table-cell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51" office:value-type="float" office:value="83" calcext:value-type="float"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 table:number-columns-repeated="7"/>
          <table:table-cell table:style-name="ce29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336.1" calcext:value-type="float">
            <text:p>2'336</text:p>
          </table:table-cell>
          <table:table-cell table:style-name="ce33" table:formula="of:=SUM([.D3:.D32])" office:value-type="float" office:value="2699.15" calcext:value-type="float">
            <text:p>2'699</text:p>
          </table:table-cell>
          <table:table-cell table:style-name="ce33" table:formula="of:=SUM([.E3:.E32])" office:value-type="float" office:value="1938" calcext:value-type="float">
            <text:p>1'938</text:p>
          </table:table-cell>
          <table:table-cell table:style-name="ce33" table:formula="of:=SUM([.F3:.F32])" office:value-type="float" office:value="1992.3" calcext:value-type="float">
            <text:p>1'992</text:p>
          </table:table-cell>
          <table:table-cell table:style-name="ce33" table:formula="of:=SUM([.G3:.G32])" office:value-type="float" office:value="2009.95" calcext:value-type="float">
            <text:p>2'010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69.9" calcext:value-type="float">
            <text:p>1'870</text:p>
          </table:table-cell>
          <table:table-cell table:style-name="ce33" table:formula="of:=SUM([.J3:.J32])" office:value-type="float" office:value="2109.95" calcext:value-type="float">
            <text:p>2'110</text:p>
          </table:table-cell>
          <table:table-cell table:style-name="ce33" table:formula="of:=SUM([.K3:.K32])" office:value-type="float" office:value="1895.4" calcext:value-type="float">
            <text:p>1'895</text:p>
          </table:table-cell>
          <table:table-cell table:style-name="ce63" table:formula="of:=SUM([.L3:.L32])" office:value-type="float" office:value="1869.9" calcext:value-type="float">
            <text:p>1'870</text:p>
          </table:table-cell>
          <table:table-cell table:style-name="ce63" table:formula="of:=SUM([.M3:.M32])" office:value-type="float" office:value="2225.95" calcext:value-type="float">
            <text:p>2'226</text:p>
          </table:table-cell>
          <table:table-cell table:style-name="ce63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1014.9" calcext:value-type="float">
            <text:p>1'015</text:p>
          </table:table-cell>
          <table:table-cell table:style-name="ce35" table:formula="of:=[.D2]-[.D33]" office:value-type="float" office:value="651.85" calcext:value-type="float">
            <text:p>652</text:p>
          </table:table-cell>
          <table:table-cell table:style-name="ce35" table:formula="of:=[.E2]-[.E33]" office:value-type="float" office:value="1413" calcext:value-type="float">
            <text:p>1'413</text:p>
          </table:table-cell>
          <table:table-cell table:style-name="ce35" table:formula="of:=[.F2]-[.F33]" office:value-type="float" office:value="1358.7" calcext:value-type="float">
            <text:p>1'359</text:p>
          </table:table-cell>
          <table:table-cell table:style-name="ce35" table:formula="of:=[.G2]-[.G33]" office:value-type="float" office:value="1341.05" calcext:value-type="float">
            <text:p>1'341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81.1" calcext:value-type="float">
            <text:p>1'481</text:p>
          </table:table-cell>
          <table:table-cell table:style-name="ce35" table:formula="of:=[.J2]-[.J33]" office:value-type="float" office:value="1241.05" calcext:value-type="float">
            <text:p>1'241</text:p>
          </table:table-cell>
          <table:table-cell table:style-name="ce35" table:formula="of:=[.K2]-[.K33]" office:value-type="float" office:value="1455.6" calcext:value-type="float">
            <text:p>1'456</text:p>
          </table:table-cell>
          <table:table-cell table:style-name="ce35" table:formula="of:=[.L2]-[.L33]" office:value-type="float" office:value="1481.1" calcext:value-type="float">
            <text:p>1'481</text:p>
          </table:table-cell>
          <table:table-cell table:style-name="ce35" table:formula="of:=[.M2]-[.M33]" office:value-type="float" office:value="1125.05" calcext:value-type="float">
            <text:p>1'125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C35]/30" office:value-type="float" office:value="33.83" calcext:value-type="float">
            <text:p>34</text:p>
          </table:table-cell>
          <table:table-cell table:style-name="ce36" table:formula="of:=[.D35]/30" office:value-type="float" office:value="21.7283333333333" calcext:value-type="float">
            <text:p>22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F35]/30" office:value-type="float" office:value="45.29" calcext:value-type="float">
            <text:p>45</text:p>
          </table:table-cell>
          <table:table-cell table:style-name="ce36" table:formula="of:=[.G35]/30" office:value-type="float" office:value="44.7016666666667" calcext:value-type="float">
            <text:p>45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37" calcext:value-type="float">
            <text:p>49</text:p>
          </table:table-cell>
          <table:table-cell table:style-name="ce36" table:formula="of:=[.J35]/30" office:value-type="float" office:value="41.3683333333333" calcext:value-type="float">
            <text:p>41</text:p>
          </table:table-cell>
          <table:table-cell table:style-name="ce36" table:formula="of:=[.K35]/30" office:value-type="float" office:value="48.52" calcext:value-type="float">
            <text:p>49</text:p>
          </table:table-cell>
          <table:table-cell table:style-name="ce36" table:formula="of:=[.L35]/30" office:value-type="float" office:value="49.37" calcext:value-type="float">
            <text:p>49</text:p>
          </table:table-cell>
          <table:table-cell table:style-name="ce36" table:formula="of:=[.M35]/30" office:value-type="float" office:value="37.501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8:27:51.572237601</dc:date>
    <meta:editing-duration>P35DT7H33M29S</meta:editing-duration>
    <meta:editing-cycles>345</meta:editing-cycles>
    <meta:print-date>2025-01-12T16:42:57.130197979</meta:print-date>
    <meta:document-statistic meta:table-count="5" meta:cell-count="877" meta:object-count="0"/>
  </office:meta>
</office:document-meta>
</file>